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Symbol1" svg:font-family="Symbol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055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70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61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54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2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0.45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9.84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9.53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2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91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054cm" fo:padding-top="0cm" fo:padding-bottom="0cm" fo:padding-left="0cm" fo:padding-right="0cm"/>
    </style:style>
    <style:style style:name="gr14" style:family="graphic" style:parent-style-name="standard">
      <style:graphic-properties draw:stroke="none" draw:fill="solid" draw:fill-color="#ffffff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15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38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71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19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23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0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27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8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2.14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93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6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28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64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88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86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40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0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19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86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92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9.03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5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9.0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76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57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83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2.4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921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62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164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9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9.32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2.93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0.10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392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9.171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936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9.16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277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9.97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1.33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0.521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82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43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1.5pt" style:font-size-asian="11.5pt" style:font-size-complex="11.5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0000ff" style:font-name="Calibri1" fo:font-size="11.1000003814697pt" style:font-size-asian="11.1000003814697pt" style:font-name-complex="Calibri1" style:font-size-complex="11.1000003814697pt"/>
    </style:style>
    <style:style style:name="T3" style:family="text">
      <style:text-properties fo:color="#262626" style:font-name="Calibri1" fo:font-size="11.1000003814697pt" style:font-size-asian="11.1000003814697pt" style:font-name-complex="Calibri1" style:font-size-complex="11.1000003814697pt"/>
    </style:style>
    <style:style style:name="T4" style:family="text">
      <style:text-properties fo:color="#262626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5" style:family="text">
      <style:text-properties fo:color="#000000" style:font-name="Calibri1" fo:font-size="11.5pt" fo:font-weight="bold" style:font-size-asian="11.5pt" style:font-name-complex="Calibri1" style:font-size-complex="11.5pt" style:font-weight-complex="bold"/>
    </style:style>
    <style:style style:name="T6" style:family="text">
      <style:text-properties fo:color="#000000" style:font-name="Calibri1" fo:font-size="11.5pt" fo:font-style="italic" fo:font-weight="bold" style:font-size-asian="11.5pt" style:font-name-complex="Calibri1" style:font-size-complex="11.5pt" style:font-style-complex="italic" style:font-weight-complex="bold"/>
    </style:style>
    <style:style style:name="T7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8" style:family="text">
      <style:text-properties fo:color="#000000" style:font-name="Symbol1" fo:font-size="11.1000003814697pt" style:font-size-asian="11.1000003814697pt" style:font-name-complex="Symbol1" style:font-size-complex="11.1000003814697pt"/>
    </style:style>
    <style:style style:name="T9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10" style:family="text">
      <style:text-properties fo:color="#000000" style:font-name="Calibri1" fo:font-size="11.1000003814697pt" fo:font-style="italic" style:font-size-asian="11.1000003814697pt" style:font-name-complex="Calibri1" style:font-size-complex="11.1000003814697pt" style:font-style-complex="italic"/>
    </style:style>
    <style:style style:name="T11" style:family="text">
      <style:text-properties fo:color="#000000" style:font-name="Calibri1" fo:font-size="11.5pt" fo:font-style="italic" style:font-size-asian="11.5pt" style:font-name-complex="Calibri1" style:font-size-complex="11.5pt" style:font-style-complex="italic"/>
    </style:style>
    <style:style style:name="T12" style:family="text">
      <style:text-properties fo:color="#000000" style:font-name="Calibri1" fo:font-size="11.1000003814697pt" fo:font-style="italic" fo:font-weight="bold" style:font-size-asian="11.1000003814697pt" style:font-name-complex="Calibri1" style:font-size-complex="11.1000003814697pt" style:font-style-complex="italic" style:font-weight-complex="bold"/>
    </style:style>
    <style:style style:name="T13" style:family="text">
      <style:text-properties fo:color="#000000" style:font-name="Calibri1" fo:font-size="20.1000003814697pt" fo:font-weight="bold" style:font-size-asian="20.1000003814697pt" style:font-name-complex="Calibri1" style:font-size-complex="20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8cm" svg:x="1.524cm" svg:y="1.33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3.591cm" svg:y="1.33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8.274cm" svg:height="0.458cm" svg:x="9.307cm" svg:y="1.332cm">
          <draw:text-box>
            <text:p text:style-name="P1"><text:span text:style-name="T1">Portfolio: chrissunny94</text:span><text:span text:style-name="T2">.github.io/portfolio</text:span><text:span text:style-name="T3"> </text:span></text:p>
          </draw:text-box>
        </draw:frame>
        <draw:polygon draw:style-name="gr3" draw:text-style-name="P3" draw:layer="layout" svg:width="18.647cm" svg:height="0.017cm" svg:x="1.473cm" svg:y="1.274cm" svg:viewBox="0 0 18648 18" draw:points="0,18 18648,18 18648,0 0,0">
          <text:p/>
        </draw:polygon>
        <draw:frame draw:style-name="gr4" draw:text-style-name="P2" draw:layer="layout" svg:width="4.76cm" svg:height="0.458cm" svg:x="16.353cm" svg:y="1.332cm">
          <draw:text-box>
            <text:p text:style-name="P1"><text:span text:style-name="T3">natejkaiser@gmail.com </text:span></text:p>
          </draw:text-box>
        </draw:frame>
        <draw:frame draw:style-name="gr1" draw:text-style-name="P2" draw:layer="layout" svg:width="0.388cm" svg:height="0.458cm" svg:x="1.524cm" svg:y="1.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91cm" svg:height="0.458cm" svg:x="3.591cm" svg:y="1.84cm">
          <draw:text-box>
            <text:p text:style-name="P1"><text:span text:style-name="T4"><text:s/></text:span><text:span text:style-name="T3"><text:s text:c="2"/></text:span></text:p>
          </draw:text-box>
        </draw:frame>
        <draw:frame draw:style-name="gr5" draw:text-style-name="P2" draw:layer="layout" svg:width="6.695cm" svg:height="0.458cm" svg:x="9.307cm" svg:y="1.84cm">
          <draw:text-box>
            <text:p text:style-name="P1"><text:span text:style-name="T3">LinkedIn: </text:span><text:span text:style-name="T2">linkedin.com/in/njkaiser</text:span><text:span text:style-name="T3"> </text:span></text:p>
          </draw:text-box>
        </draw:frame>
        <draw:polygon draw:style-name="gr3" draw:text-style-name="P3" draw:layer="layout" svg:width="18.647cm" svg:height="0.025cm" svg:x="1.473cm" svg:y="2.383cm" svg:viewBox="0 0 18648 26" draw:points="0,26 18648,26 18648,0 0,0">
          <text:p/>
        </draw:polygon>
        <draw:frame draw:style-name="gr6" draw:text-style-name="P2" draw:layer="layout" svg:width="4.574cm" svg:height="0.458cm" svg:x="16.598cm" svg:y="1.84cm">
          <draw:text-box>
            <text:p text:style-name="P1"><text:span text:style-name="T3">cell: <text:s/>(712) 260 – 8110 </text:span></text:p>
          </draw:text-box>
        </draw:frame>
        <draw:frame draw:style-name="gr1" draw:text-style-name="P2" draw:layer="layout" svg:width="0.388cm" svg:height="0.458cm" svg:x="1.524cm" svg:y="2.4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.524cm" svg:y="2.941cm">
          <draw:text-box>
            <text:p text:style-name="P1"><text:span text:style-name="T1"><text:s/></text:span></text:p>
          </draw:text-box>
        </draw:frame>
        <draw:frame draw:style-name="gr7" draw:text-style-name="P4" draw:layer="layout" svg:width="1.928cm" svg:height="0.475cm" svg:x="2.045cm" svg:y="2.926cm">
          <draw:text-box>
            <text:p text:style-name="P1"><text:span text:style-name="T5">PROFILE</text:span></text:p>
          </draw:text-box>
        </draw:frame>
        <draw:frame draw:style-name="gr1" draw:text-style-name="P2" draw:layer="layout" svg:width="0.388cm" svg:height="0.458cm" svg:x="3.43cm" svg:y="2.94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20.686cm" svg:height="0.458cm" svg:x="3.747cm" svg:y="2.941cm">
          <draw:text-box>
            <text:p text:style-name="P1"><text:span text:style-name="T1">Experienced professional with 5+ years in industry. Extensive knowledge of electro-mechanical systems </text:span></text:p>
          </draw:text-box>
        </draw:frame>
        <draw:frame draw:style-name="gr9" draw:text-style-name="P2" draw:layer="layout" svg:width="20.076cm" svg:height="0.458cm" svg:x="3.747cm" svg:y="3.462cm">
          <draw:text-box>
            <text:p text:style-name="P1"><text:span text:style-name="T1">from core engineering concepts to high-level system design. Currently pursuing a Master’s Degree in </text:span></text:p>
          </draw:text-box>
        </draw:frame>
        <draw:frame draw:style-name="gr10" draw:text-style-name="P2" draw:layer="layout" svg:width="19.78cm" svg:height="0.458cm" svg:x="3.747cm" svg:y="3.97cm">
          <draw:text-box>
            <text:p text:style-name="P1"><text:span text:style-name="T1">Robotics with career ambitions to develop complex robotic systems in a fast-paced and challenging </text:span></text:p>
          </draw:text-box>
        </draw:frame>
        <draw:frame draw:style-name="gr11" draw:text-style-name="P2" draw:layer="layout" svg:width="2.758cm" svg:height="0.458cm" svg:x="3.747cm" svg:y="4.482cm">
          <draw:text-box>
            <text:p text:style-name="P1"><text:span text:style-name="T1">environment. </text:span></text:p>
          </draw:text-box>
        </draw:frame>
        <draw:frame draw:style-name="gr1" draw:text-style-name="P2" draw:layer="layout" svg:width="0.388cm" svg:height="0.458cm" svg:x="1.524cm" svg:y="4.994cm">
          <draw:text-box>
            <text:p text:style-name="P1"><text:span text:style-name="T1"><text:s/></text:span></text:p>
          </draw:text-box>
        </draw:frame>
        <draw:frame draw:style-name="gr12" draw:text-style-name="P4" draw:layer="layout" svg:width="2.918cm" svg:height="0.475cm" svg:x="1.207cm" svg:y="5.508cm">
          <draw:text-box>
            <text:p text:style-name="P1"><text:span text:style-name="T5"><text:s text:c="2"/></text:span><text:span text:style-name="T5">EDUCATION</text:span></text:p>
          </draw:text-box>
        </draw:frame>
        <draw:frame draw:style-name="gr1" draw:text-style-name="P2" draw:layer="layout" svg:width="0.388cm" svg:height="0.458cm" svg:x="3.43cm" svg:y="5.524cm">
          <draw:text-box>
            <text:p text:style-name="P1"><text:span text:style-name="T1"><text:s/></text:span></text:p>
          </draw:text-box>
        </draw:frame>
        <draw:frame draw:style-name="gr13" draw:text-style-name="P4" draw:layer="layout" svg:width="13.054cm" svg:height="0.475cm" svg:x="3.747cm" svg:y="5.508cm">
          <draw:text-box>
            <text:p text:style-name="P1"><text:span text:style-name="T6">Masters of Science in Robotics, Northwestern University</text:span><text:span text:style-name="T5"> </text:span></text:p>
          </draw:text-box>
        </draw:frame>
        <draw:polygon draw:style-name="gr14" draw:text-style-name="P5" draw:layer="layout" svg:width="8.536cm" svg:height="0.495cm" svg:x="4.064cm" svg:y="6.033cm" svg:viewBox="0 0 8537 496" draw:points="0,496 8537,496 8537,0 0,0">
          <text:p/>
        </draw:polygon>
        <draw:frame draw:style-name="gr15" draw:text-style-name="P2" draw:layer="layout" svg:width="4.206cm" svg:height="0.458cm" svg:x="17.077cm" svg:y="5.524cm">
          <draw:text-box>
            <text:p text:style-name="P1"><text:span text:style-name="T7">(9/2016 – Present) </text:span></text:p>
          </draw:text-box>
        </draw:frame>
        <draw:frame draw:style-name="gr16" draw:text-style-name="P2" draw:layer="layout" svg:width="0.388cm" svg:height="0.518cm" svg:x="3.747cm" svg:y="6.029cm">
          <draw:text-box>
            <text:p text:style-name="P1"><text:span text:style-name="T8">•</text:span></text:p>
          </draw:text-box>
        </draw:frame>
        <draw:frame draw:style-name="gr17" draw:text-style-name="P2" draw:layer="layout" svg:width="0.388cm" svg:height="0.442cm" svg:x="3.925cm" svg:y="6.07cm">
          <draw:text-box>
            <text:p text:style-name="P1"><text:span text:style-name="T9"><text:s/></text:span></text:p>
          </draw:text-box>
        </draw:frame>
        <draw:polygon draw:style-name="gr14" draw:text-style-name="P5" draw:layer="layout" svg:width="14.574cm" svg:height="0.491cm" svg:x="4.064cm" svg:y="6.528cm" svg:viewBox="0 0 14575 492" draw:points="0,492 14575,492 14575,0 0,0">
          <text:p/>
        </draw:polygon>
        <draw:frame draw:style-name="gr18" draw:text-style-name="P2" draw:layer="layout" svg:width="10.818cm" svg:height="0.458cm" svg:x="4.065cm" svg:y="6.061cm">
          <draw:text-box>
            <text:p text:style-name="P1"><text:span text:style-name="T1">GPA: 3.94/4.00, expected graduation: December 2017 </text:span></text:p>
          </draw:text-box>
        </draw:frame>
        <draw:frame draw:style-name="gr16" draw:text-style-name="P2" draw:layer="layout" svg:width="0.388cm" svg:height="0.518cm" svg:x="3.747cm" svg:y="6.52cm">
          <draw:text-box>
            <text:p text:style-name="P1"><text:span text:style-name="T8">•</text:span></text:p>
          </draw:text-box>
        </draw:frame>
        <draw:frame draw:style-name="gr17" draw:text-style-name="P2" draw:layer="layout" svg:width="0.388cm" svg:height="0.442cm" svg:x="3.925cm" svg:y="6.561cm">
          <draw:text-box>
            <text:p text:style-name="P1"><text:span text:style-name="T9"><text:s/></text:span></text:p>
          </draw:text-box>
        </draw:frame>
        <draw:polygon draw:style-name="gr14" draw:text-style-name="P5" draw:layer="layout" svg:width="13.431cm" svg:height="0.474cm" svg:x="4.064cm" svg:y="7.019cm" svg:viewBox="0 0 13432 475" draw:points="0,475 13432,475 13432,0 0,0">
          <text:p/>
        </draw:polygon>
        <draw:frame draw:style-name="gr19" draw:text-style-name="P2" draw:layer="layout" svg:width="18.481cm" svg:height="0.458cm" svg:x="4.065cm" svg:y="6.552cm">
          <draw:text-box>
            <text:p text:style-name="P1"><text:span text:style-name="T1">Areas of focus: autonomy, navigation, localization and planning, SLAM, machine learning, AI, </text:span></text:p>
          </draw:text-box>
        </draw:frame>
        <draw:polygon draw:style-name="gr14" draw:text-style-name="P5" draw:layer="layout" svg:width="8.109cm" svg:height="0.496cm" svg:x="4.064cm" svg:y="7.493cm" svg:viewBox="0 0 8110 497" draw:points="0,497 8110,497 8110,0 0,0">
          <text:p/>
        </draw:polygon>
        <draw:frame draw:style-name="gr20" draw:text-style-name="P2" draw:layer="layout" svg:width="16.99cm" svg:height="0.458cm" svg:x="4.065cm" svg:y="7.026cm">
          <draw:text-box>
            <text:p text:style-name="P1"><text:span text:style-name="T1">computer vision, sensing and perception, controls, embedded systems, mechatronics </text:span></text:p>
          </draw:text-box>
        </draw:frame>
        <draw:frame draw:style-name="gr16" draw:text-style-name="P2" draw:layer="layout" svg:width="0.388cm" svg:height="0.518cm" svg:x="3.747cm" svg:y="7.49cm">
          <draw:text-box>
            <text:p text:style-name="P1"><text:span text:style-name="T8">•</text:span></text:p>
          </draw:text-box>
        </draw:frame>
        <draw:frame draw:style-name="gr17" draw:text-style-name="P2" draw:layer="layout" svg:width="0.388cm" svg:height="0.442cm" svg:x="3.925cm" svg:y="7.531cm">
          <draw:text-box>
            <text:p text:style-name="P1"><text:span text:style-name="T9"><text:s/></text:span></text:p>
          </draw:text-box>
        </draw:frame>
        <draw:frame draw:style-name="gr21" draw:text-style-name="P2" draw:layer="layout" svg:width="15.433cm" svg:height="0.458cm" svg:x="4.065cm" svg:y="7.522cm">
          <draw:text-box>
            <text:p text:style-name="P1"><text:span text:style-name="T1">Relevant projects and coursework can be found at: </text:span><text:span text:style-name="T2">njkaiser.github.io/portfolio</text:span><text:span text:style-name="T1"> </text:span></text:p>
          </draw:text-box>
        </draw:frame>
        <draw:frame draw:style-name="gr22" draw:text-style-name="P4" draw:layer="layout" svg:width="0.405cm" svg:height="0.475cm" svg:x="3.747cm" svg:y="7.997cm">
          <draw:text-box>
            <text:p text:style-name="P1"><text:span text:style-name="T5"><text:s/></text:span></text:p>
          </draw:text-box>
        </draw:frame>
        <draw:frame draw:style-name="gr23" draw:text-style-name="P4" draw:layer="layout" svg:width="16.279cm" svg:height="0.475cm" svg:x="3.747cm" svg:y="8.493cm">
          <draw:text-box>
            <text:p text:style-name="P1"><text:span text:style-name="T6">Bachelors of Science in Mechanical Engineering, Iowa State University</text:span><text:span text:style-name="T5"> </text:span></text:p>
          </draw:text-box>
        </draw:frame>
        <draw:frame draw:style-name="gr24" draw:text-style-name="P2" draw:layer="layout" svg:width="3.876cm" svg:height="0.458cm" svg:x="17.191cm" svg:y="8.509cm">
          <draw:text-box>
            <text:p text:style-name="P1"><text:span text:style-name="T7">(8/2007 – 5/2011)</text:span></text:p>
          </draw:text-box>
        </draw:frame>
        <draw:polygon draw:style-name="gr14" draw:text-style-name="P5" draw:layer="layout" svg:width="9.743cm" svg:height="0.495cm" svg:x="4.064cm" svg:y="8.98cm" svg:viewBox="0 0 9744 496" draw:points="0,496 9744,496 9744,0 0,0">
          <text:p/>
        </draw:polygon>
        <draw:frame draw:style-name="gr22" draw:text-style-name="P4" draw:layer="layout" svg:width="0.405cm" svg:height="0.475cm" svg:x="20.103cm" svg:y="8.493cm">
          <draw:text-box>
            <text:p text:style-name="P1"><text:span text:style-name="T5"><text:s/></text:span></text:p>
          </draw:text-box>
        </draw:frame>
        <draw:frame draw:style-name="gr16" draw:text-style-name="P2" draw:layer="layout" svg:width="0.388cm" svg:height="0.518cm" svg:x="3.747cm" svg:y="8.977cm">
          <draw:text-box>
            <text:p text:style-name="P1"><text:span text:style-name="T8">•</text:span></text:p>
          </draw:text-box>
        </draw:frame>
        <draw:frame draw:style-name="gr17" draw:text-style-name="P2" draw:layer="layout" svg:width="0.388cm" svg:height="0.442cm" svg:x="3.925cm" svg:y="9.018cm">
          <draw:text-box>
            <text:p text:style-name="P1"><text:span text:style-name="T9"><text:s/></text:span></text:p>
          </draw:text-box>
        </draw:frame>
        <draw:polygon draw:style-name="gr14" draw:text-style-name="P5" draw:layer="layout" svg:width="11.089cm" svg:height="0.496cm" svg:x="4.064cm" svg:y="9.475cm" svg:viewBox="0 0 11090 497" draw:points="0,497 11090,497 11090,0 0,0">
          <text:p/>
        </draw:polygon>
        <draw:frame draw:style-name="gr25" draw:text-style-name="P2" draw:layer="layout" svg:width="12.295cm" svg:height="0.458cm" svg:x="4.065cm" svg:y="9.009cm">
          <draw:text-box>
            <text:p text:style-name="P1"><text:span text:style-name="T1">GPA: 3.79/4.00, graduated with distinction: </text:span><text:span text:style-name="T10">magna cum laude </text:span></text:p>
          </draw:text-box>
        </draw:frame>
        <draw:frame draw:style-name="gr16" draw:text-style-name="P2" draw:layer="layout" svg:width="0.388cm" svg:height="0.518cm" svg:x="3.747cm" svg:y="9.472cm">
          <draw:text-box>
            <text:p text:style-name="P1"><text:span text:style-name="T8">•</text:span></text:p>
          </draw:text-box>
        </draw:frame>
        <draw:frame draw:style-name="gr17" draw:text-style-name="P2" draw:layer="layout" svg:width="0.388cm" svg:height="0.442cm" svg:x="3.925cm" svg:y="9.513cm">
          <draw:text-box>
            <text:p text:style-name="P1"><text:span text:style-name="T9"><text:s/></text:span></text:p>
          </draw:text-box>
        </draw:frame>
        <draw:frame draw:style-name="gr26" draw:text-style-name="P2" draw:layer="layout" svg:width="14.099cm" svg:height="0.458cm" svg:x="4.065cm" svg:y="9.504cm">
          <draw:text-box>
            <text:p text:style-name="P1"><text:span text:style-name="T1">Deeply involved in co-curriculars, student clubs, and technical projects </text:span></text:p>
          </draw:text-box>
        </draw:frame>
        <draw:polygon draw:style-name="gr14" draw:text-style-name="P5" draw:layer="layout" svg:width="11.914cm" svg:height="0.495cm" svg:x="3.747cm" svg:y="10.445cm" svg:viewBox="0 0 11915 496" draw:points="0,496 11915,496 11915,0 0,0">
          <text:p/>
        </draw:polygon>
        <draw:frame draw:style-name="gr1" draw:text-style-name="P2" draw:layer="layout" svg:width="0.388cm" svg:height="0.458cm" svg:x="1.524cm" svg:y="9.978cm">
          <draw:text-box>
            <text:p text:style-name="P1"><text:span text:style-name="T7"><text:s/></text:span></text:p>
          </draw:text-box>
        </draw:frame>
        <draw:frame draw:style-name="gr22" draw:text-style-name="P4" draw:layer="layout" svg:width="0.405cm" svg:height="0.475cm" svg:x="1.524cm" svg:y="10.453cm">
          <draw:text-box>
            <text:p text:style-name="P1"><text:span text:style-name="T5"><text:s/></text:span></text:p>
          </draw:text-box>
        </draw:frame>
        <draw:frame draw:style-name="gr27" draw:text-style-name="P4" draw:layer="layout" svg:width="1.568cm" svg:height="0.475cm" svg:x="2.372cm" svg:y="10.453cm">
          <draw:text-box>
            <text:p text:style-name="P1"><text:span text:style-name="T5">SKILLS</text:span></text:p>
          </draw:text-box>
        </draw:frame>
        <draw:frame draw:style-name="gr1" draw:text-style-name="P2" draw:layer="layout" svg:width="0.388cm" svg:height="0.458cm" svg:x="3.43cm" svg:y="10.469cm">
          <draw:text-box>
            <text:p text:style-name="P1"><text:span text:style-name="T7"><text:s/></text:span></text:p>
          </draw:text-box>
        </draw:frame>
        <draw:polygon draw:style-name="gr14" draw:text-style-name="P5" draw:layer="layout" svg:width="13.782cm" svg:height="0.474cm" svg:x="3.747cm" svg:y="10.978cm" svg:viewBox="0 0 13783 475" draw:points="0,475 13783,475 13783,0 0,0">
          <text:p/>
        </draw:polygon>
        <draw:frame draw:style-name="gr28" draw:text-style-name="P2" draw:layer="layout" svg:width="15.504cm" svg:height="0.458cm" svg:x="3.747cm" svg:y="10.469cm">
          <draw:text-box>
            <text:p text:style-name="P1"><text:span text:style-name="T7">Software Development:</text:span><text:span text:style-name="T1"> C/C++, Python, Git/GitHub, Linux, Matlab/Simulink </text:span></text:p>
          </draw:text-box>
        </draw:frame>
        <draw:polygon draw:style-name="gr14" draw:text-style-name="P5" draw:layer="layout" svg:width="13.659cm" svg:height="0.475cm" svg:x="3.747cm" svg:y="11.452cm" svg:viewBox="0 0 13660 476" draw:points="0,476 13660,476 13660,0 0,0">
          <text:p/>
        </draw:polygon>
        <draw:frame draw:style-name="gr29" draw:text-style-name="P2" draw:layer="layout" svg:width="17.922cm" svg:height="0.458cm" svg:x="3.747cm" svg:y="10.986cm">
          <draw:text-box>
            <text:p text:style-name="P1"><text:span text:style-name="T7">Robotics-related:</text:span><text:span text:style-name="T1"> ROS, OpenCV, PCL, Navigation Stack, IKFast, RViz, Gazebo, OpenRAVE </text:span></text:p>
          </draw:text-box>
        </draw:frame>
        <draw:polygon draw:style-name="gr14" draw:text-style-name="P5" draw:layer="layout" svg:width="8.612cm" svg:height="0.469cm" svg:x="3.747cm" svg:y="11.927cm" svg:viewBox="0 0 8613 470" draw:points="0,470 8613,470 8613,0 0,0">
          <text:p/>
        </draw:polygon>
        <draw:frame draw:style-name="gr30" draw:text-style-name="P2" draw:layer="layout" svg:width="17.092cm" svg:height="0.458cm" svg:x="3.747cm" svg:y="11.46cm">
          <draw:text-box>
            <text:p text:style-name="P1"><text:span text:style-name="T7">CAD/CAM:</text:span><text:span text:style-name="T1"> Creo Parametric, Pro/Engineer, SolidWorks, Inventor, Fusion 360, AutoCAD </text:span></text:p>
          </draw:text-box>
        </draw:frame>
        <draw:polygon draw:style-name="gr14" draw:text-style-name="P5" draw:layer="layout" svg:width="11.986cm" svg:height="0.475cm" svg:x="3.747cm" svg:y="12.396cm" svg:viewBox="0 0 11987 476" draw:points="0,476 11987,476 11987,0 0,0">
          <text:p/>
        </draw:polygon>
        <draw:frame draw:style-name="gr31" draw:text-style-name="P2" draw:layer="layout" svg:width="10.996cm" svg:height="0.458cm" svg:x="3.747cm" svg:y="11.93cm">
          <draw:text-box>
            <text:p text:style-name="P1"><text:span text:style-name="T7">General:</text:span><text:span text:style-name="T1"> Microsoft Office, Visual Basic for Applications </text:span></text:p>
          </draw:text-box>
        </draw:frame>
        <draw:frame draw:style-name="gr32" draw:text-style-name="P2" draw:layer="layout" svg:width="15.559cm" svg:height="0.458cm" svg:x="3.747cm" svg:y="12.404cm">
          <draw:text-box>
            <text:p text:style-name="P1"><text:span text:style-name="T7">Certifications:</text:span><text:span text:style-name="T1"> Six Sigma Green Belt certified through Caterpillar (June 2013) </text:span></text:p>
          </draw:text-box>
        </draw:frame>
        <draw:frame draw:style-name="gr1" draw:text-style-name="P2" draw:layer="layout" svg:width="0.388cm" svg:height="0.458cm" svg:x="1.524cm" svg:y="12.878cm">
          <draw:text-box>
            <text:p text:style-name="P1"><text:span text:style-name="T7"><text:s/></text:span></text:p>
          </draw:text-box>
        </draw:frame>
        <draw:frame draw:style-name="gr33" draw:text-style-name="P4" draw:layer="layout" svg:width="3.109cm" svg:height="0.475cm" svg:x="1.207cm" svg:y="13.353cm">
          <draw:text-box>
            <text:p text:style-name="P1"><text:span text:style-name="T5"><text:s text:c="2"/></text:span><text:span text:style-name="T5">EXPERIENCE</text:span></text:p>
          </draw:text-box>
        </draw:frame>
        <draw:frame draw:style-name="gr1" draw:text-style-name="P2" draw:layer="layout" svg:width="0.388cm" svg:height="0.458cm" svg:x="3.43cm" svg:y="13.369cm">
          <draw:text-box>
            <text:p text:style-name="P1"><text:span text:style-name="T7"><text:s/></text:span></text:p>
          </draw:text-box>
        </draw:frame>
        <draw:frame draw:style-name="gr34" draw:text-style-name="P4" draw:layer="layout" svg:width="16.195cm" svg:height="0.475cm" svg:x="3.747cm" svg:y="13.353cm">
          <draw:text-box>
            <text:p text:style-name="P1"><text:span text:style-name="T6">Robotic Software Development Intern, NASA Jet Propulsion Laboratory</text:span></text:p>
          </draw:text-box>
        </draw:frame>
        <draw:frame draw:style-name="gr1" draw:text-style-name="P2" draw:layer="layout" svg:width="0.388cm" svg:height="0.458cm" svg:x="15.64cm" svg:y="13.369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3.876cm" svg:height="0.458cm" svg:x="17.157cm" svg:y="13.369cm">
          <draw:text-box>
            <text:p text:style-name="P1"><text:span text:style-name="T7">(6/2017 – 9/2017)</text:span></text:p>
          </draw:text-box>
        </draw:frame>
        <draw:polygon draw:style-name="gr14" draw:text-style-name="P5" draw:layer="layout" svg:width="14.519cm" svg:height="0.495cm" svg:x="4.064cm" svg:y="13.878cm" svg:viewBox="0 0 14520 496" draw:points="0,496 14520,496 14520,0 0,0">
          <text:p/>
        </draw:polygon>
        <draw:frame draw:style-name="gr22" draw:text-style-name="P4" draw:layer="layout" svg:width="0.405cm" svg:height="0.475cm" svg:x="20.07cm" svg:y="13.353cm">
          <draw:text-box>
            <text:p text:style-name="P1"><text:span text:style-name="T5"><text:s/></text:span></text:p>
          </draw:text-box>
        </draw:frame>
        <draw:frame draw:style-name="gr16" draw:text-style-name="P2" draw:layer="layout" svg:width="0.388cm" svg:height="0.518cm" svg:x="3.747cm" svg:y="13.875cm">
          <draw:text-box>
            <text:p text:style-name="P1"><text:span text:style-name="T8">•</text:span></text:p>
          </draw:text-box>
        </draw:frame>
        <draw:frame draw:style-name="gr17" draw:text-style-name="P2" draw:layer="layout" svg:width="0.388cm" svg:height="0.442cm" svg:x="3.925cm" svg:y="13.916cm">
          <draw:text-box>
            <text:p text:style-name="P1"><text:span text:style-name="T9"><text:s/></text:span></text:p>
          </draw:text-box>
        </draw:frame>
        <draw:polygon draw:style-name="gr14" draw:text-style-name="P5" draw:layer="layout" svg:width="13.6cm" svg:height="0.496cm" svg:x="4.064cm" svg:y="14.373cm" svg:viewBox="0 0 13601 497" draw:points="0,497 13601,497 13601,0 0,0">
          <text:p/>
        </draw:polygon>
        <draw:frame draw:style-name="gr35" draw:text-style-name="P2" draw:layer="layout" svg:width="18.07cm" svg:height="0.458cm" svg:x="4.065cm" svg:y="13.907cm">
          <draw:text-box>
            <text:p text:style-name="P1"><text:span text:style-name="T1">Developed control software for testing force-torque sensor for Mars 2020 rover robotic arm </text:span></text:p>
          </draw:text-box>
        </draw:frame>
        <draw:frame draw:style-name="gr16" draw:text-style-name="P2" draw:layer="layout" svg:width="0.388cm" svg:height="0.518cm" svg:x="3.747cm" svg:y="14.371cm">
          <draw:text-box>
            <text:p text:style-name="P1"><text:span text:style-name="T8">•</text:span></text:p>
          </draw:text-box>
        </draw:frame>
        <draw:frame draw:style-name="gr17" draw:text-style-name="P2" draw:layer="layout" svg:width="0.388cm" svg:height="0.442cm" svg:x="3.925cm" svg:y="14.412cm">
          <draw:text-box>
            <text:p text:style-name="P1"><text:span text:style-name="T9"><text:s/></text:span></text:p>
          </draw:text-box>
        </draw:frame>
        <draw:polygon draw:style-name="gr14" draw:text-style-name="P5" draw:layer="layout" svg:width="15.306cm" svg:height="0.496cm" svg:x="4.09cm" svg:y="14.869cm" svg:viewBox="0 0 15307 497" draw:points="0,497 15307,497 15307,0 0,0">
          <text:p/>
        </draw:polygon>
        <draw:frame draw:style-name="gr36" draw:text-style-name="P2" draw:layer="layout" svg:width="17.126cm" svg:height="0.458cm" svg:x="4.065cm" svg:y="14.403cm">
          <draw:text-box>
            <text:p text:style-name="P1"><text:span text:style-name="T1">Implemented joint-level arm control and IK solution, integrated into existing codebase </text:span></text:p>
          </draw:text-box>
        </draw:frame>
        <draw:frame draw:style-name="gr16" draw:text-style-name="P2" draw:layer="layout" svg:width="0.388cm" svg:height="0.518cm" svg:x="3.76cm" svg:y="14.866cm">
          <draw:text-box>
            <text:p text:style-name="P1"><text:span text:style-name="T8">•</text:span></text:p>
          </draw:text-box>
        </draw:frame>
        <draw:frame draw:style-name="gr17" draw:text-style-name="P2" draw:layer="layout" svg:width="0.388cm" svg:height="0.442cm" svg:x="3.938cm" svg:y="14.907cm">
          <draw:text-box>
            <text:p text:style-name="P1"><text:span text:style-name="T9"><text:s/></text:span></text:p>
          </draw:text-box>
        </draw:frame>
        <draw:frame draw:style-name="gr37" draw:text-style-name="P2" draw:layer="layout" svg:width="19.268cm" svg:height="0.458cm" svg:x="4.09cm" svg:y="14.898cm">
          <draw:text-box>
            <text:p text:style-name="P1"><text:span text:style-name="T1">Scripted simulator using OpenRAVE and created generalized framework for use in future projects </text:span></text:p>
          </draw:text-box>
        </draw:frame>
        <draw:polygon draw:style-name="gr14" draw:text-style-name="P5" draw:layer="layout" svg:width="5.035cm" svg:height="0.495cm" svg:x="9.437cm" svg:y="15.839cm" svg:viewBox="0 0 5036 496" draw:points="0,496 5036,496 5036,0 0,0">
          <text:p/>
        </draw:polygon>
        <draw:frame draw:style-name="gr1" draw:text-style-name="P2" draw:layer="layout" svg:width="0.388cm" svg:height="0.458cm" svg:x="3.747cm" svg:y="15.372cm">
          <draw:text-box>
            <text:p text:style-name="P1"><text:span text:style-name="T1"><text:s/></text:span></text:p>
          </draw:text-box>
        </draw:frame>
        <draw:frame draw:style-name="gr22" draw:text-style-name="P4" draw:layer="layout" svg:width="0.405cm" svg:height="0.475cm" svg:x="1.207cm" svg:y="15.847cm">
          <draw:text-box>
            <text:p text:style-name="P1"><text:span text:style-name="T6"><text:s/></text:span></text:p>
          </draw:text-box>
        </draw:frame>
        <draw:frame draw:style-name="gr22" draw:text-style-name="P4" draw:layer="layout" svg:width="0.405cm" svg:height="0.475cm" svg:x="3.43cm" svg:y="15.847cm">
          <draw:text-box>
            <text:p text:style-name="P1"><text:span text:style-name="T6"><text:s/></text:span></text:p>
          </draw:text-box>
        </draw:frame>
        <draw:frame draw:style-name="gr38" draw:text-style-name="P4" draw:layer="layout" svg:width="7.8cm" svg:height="0.475cm" svg:x="3.747cm" svg:y="15.847cm">
          <draw:text-box>
            <text:p text:style-name="P1"><text:span text:style-name="T6">Design Engineer, Caterpillar Inc.</text:span><text:span text:style-name="T5"> </text:span><text:span text:style-name="T11">- </text:span></text:p>
          </draw:text-box>
        </draw:frame>
        <draw:frame draw:style-name="gr39" draw:text-style-name="P2" draw:layer="layout" svg:width="6.644cm" svg:height="0.458cm" svg:x="9.438cm" svg:y="15.863cm">
          <draw:text-box>
            <text:p text:style-name="P1"><text:span text:style-name="T10">Advanced Electric Drive Systems</text:span><text:span text:style-name="T7"> </text:span></text:p>
          </draw:text-box>
        </draw:frame>
        <draw:frame draw:style-name="gr24" draw:text-style-name="P2" draw:layer="layout" svg:width="3.876cm" svg:height="0.458cm" svg:x="17.157cm" svg:y="15.863cm">
          <draw:text-box>
            <text:p text:style-name="P1"><text:span text:style-name="T7">(6/2011 – 9/2016)</text:span></text:p>
          </draw:text-box>
        </draw:frame>
        <draw:polygon draw:style-name="gr14" draw:text-style-name="P5" draw:layer="layout" svg:width="15.264cm" svg:height="0.496cm" svg:x="4.064cm" svg:y="16.372cm" svg:viewBox="0 0 15265 497" draw:points="0,497 15265,497 15265,0 0,0">
          <text:p/>
        </draw:polygon>
        <draw:frame draw:style-name="gr22" draw:text-style-name="P4" draw:layer="layout" svg:width="0.405cm" svg:height="0.475cm" svg:x="20.07cm" svg:y="15.847cm">
          <draw:text-box>
            <text:p text:style-name="P1"><text:span text:style-name="T5"><text:s/></text:span></text:p>
          </draw:text-box>
        </draw:frame>
        <draw:frame draw:style-name="gr16" draw:text-style-name="P2" draw:layer="layout" svg:width="0.388cm" svg:height="0.518cm" svg:x="3.747cm" svg:y="16.369cm">
          <draw:text-box>
            <text:p text:style-name="P1"><text:span text:style-name="T8">•</text:span></text:p>
          </draw:text-box>
        </draw:frame>
        <draw:frame draw:style-name="gr17" draw:text-style-name="P2" draw:layer="layout" svg:width="0.388cm" svg:height="0.442cm" svg:x="3.925cm" svg:y="16.41cm">
          <draw:text-box>
            <text:p text:style-name="P1"><text:span text:style-name="T9"><text:s/></text:span></text:p>
          </draw:text-box>
        </draw:frame>
        <draw:polygon draw:style-name="gr14" draw:text-style-name="P5" draw:layer="layout" svg:width="14.307cm" svg:height="0.474cm" svg:x="4.064cm" svg:y="16.868cm" svg:viewBox="0 0 14308 475" draw:points="0,475 14308,475 14308,0 0,0">
          <text:p/>
        </draw:polygon>
        <draw:frame draw:style-name="gr40" draw:text-style-name="P2" draw:layer="layout" svg:width="19.306cm" svg:height="0.458cm" svg:x="4.065cm" svg:y="16.401cm">
          <draw:text-box>
            <text:p text:style-name="P1"><text:span text:style-name="T1">Revolutionized Caterpillar’s product line by developing electromechanical drivetrain systems and </text:span></text:p>
          </draw:text-box>
        </draw:frame>
        <draw:polygon draw:style-name="gr14" draw:text-style-name="P5" draw:layer="layout" svg:width="14.946cm" svg:height="0.491cm" svg:x="4.064cm" svg:y="17.342cm" svg:viewBox="0 0 14947 492" draw:points="0,492 14947,492 14947,0 0,0">
          <text:p/>
        </draw:polygon>
        <draw:frame draw:style-name="gr41" draw:text-style-name="P2" draw:layer="layout" svg:width="17.994cm" svg:height="0.458cm" svg:x="4.065cm" svg:y="16.875cm">
          <draw:text-box>
            <text:p text:style-name="P1"><text:span text:style-name="T1">components and integrating into a diverse portfolio of mining and construction equipment </text:span></text:p>
          </draw:text-box>
        </draw:frame>
        <draw:frame draw:style-name="gr16" draw:text-style-name="P2" draw:layer="layout" svg:width="0.388cm" svg:height="0.518cm" svg:x="3.747cm" svg:y="17.334cm">
          <draw:text-box>
            <text:p text:style-name="P1"><text:span text:style-name="T8">•</text:span></text:p>
          </draw:text-box>
        </draw:frame>
        <draw:frame draw:style-name="gr17" draw:text-style-name="P2" draw:layer="layout" svg:width="0.388cm" svg:height="0.442cm" svg:x="3.925cm" svg:y="17.375cm">
          <draw:text-box>
            <text:p text:style-name="P1"><text:span text:style-name="T9"><text:s/></text:span></text:p>
          </draw:text-box>
        </draw:frame>
        <draw:polygon draw:style-name="gr14" draw:text-style-name="P5" draw:layer="layout" svg:width="15.107cm" svg:height="0.495cm" svg:x="4.064cm" svg:y="17.833cm" svg:viewBox="0 0 15108 496" draw:points="0,496 15108,496 15108,0 0,0">
          <text:p/>
        </draw:polygon>
        <draw:frame draw:style-name="gr42" draw:text-style-name="P2" draw:layer="layout" svg:width="18.823cm" svg:height="0.458cm" svg:x="4.065cm" svg:y="17.366cm">
          <draw:text-box>
            <text:p text:style-name="P1"><text:span text:style-name="T1">Ideated and championed new and innovative designs from initial concept to production launch </text:span></text:p>
          </draw:text-box>
        </draw:frame>
        <draw:frame draw:style-name="gr16" draw:text-style-name="P2" draw:layer="layout" svg:width="0.388cm" svg:height="0.518cm" svg:x="3.747cm" svg:y="17.829cm">
          <draw:text-box>
            <text:p text:style-name="P1"><text:span text:style-name="T8">•</text:span></text:p>
          </draw:text-box>
        </draw:frame>
        <draw:frame draw:style-name="gr17" draw:text-style-name="P2" draw:layer="layout" svg:width="0.388cm" svg:height="0.442cm" svg:x="3.925cm" svg:y="17.87cm">
          <draw:text-box>
            <text:p text:style-name="P1"><text:span text:style-name="T9"><text:s/></text:span></text:p>
          </draw:text-box>
        </draw:frame>
        <draw:polygon draw:style-name="gr14" draw:text-style-name="P5" draw:layer="layout" svg:width="9.929cm" svg:height="0.474cm" svg:x="4.064cm" svg:y="18.328cm" svg:viewBox="0 0 9930 475" draw:points="0,475 9930,475 9930,0 0,0">
          <text:p/>
        </draw:polygon>
        <draw:frame draw:style-name="gr43" draw:text-style-name="P2" draw:layer="layout" svg:width="19.056cm" svg:height="0.458cm" svg:x="4.065cm" svg:y="17.861cm">
          <draw:text-box>
            <text:p text:style-name="P1"><text:span text:style-name="T1">Managed design activities within a cross-functional team and collaborated with several external </text:span></text:p>
          </draw:text-box>
        </draw:frame>
        <draw:polygon draw:style-name="gr14" draw:text-style-name="P5" draw:layer="layout" svg:width="15.374cm" svg:height="0.496cm" svg:x="4.064cm" svg:y="18.802cm" svg:viewBox="0 0 15375 497" draw:points="0,497 15375,497 15375,0 0,0">
          <text:p/>
        </draw:polygon>
        <draw:frame draw:style-name="gr44" draw:text-style-name="P2" draw:layer="layout" svg:width="12.605cm" svg:height="0.458cm" svg:x="4.065cm" svg:y="18.335cm">
          <draw:text-box>
            <text:p text:style-name="P1"><text:span text:style-name="T1">supporting groups to maintain rigorous and dynamic schedules </text:span></text:p>
          </draw:text-box>
        </draw:frame>
        <draw:frame draw:style-name="gr16" draw:text-style-name="P2" draw:layer="layout" svg:width="0.388cm" svg:height="0.518cm" svg:x="3.747cm" svg:y="18.799cm">
          <draw:text-box>
            <text:p text:style-name="P1"><text:span text:style-name="T8">•</text:span></text:p>
          </draw:text-box>
        </draw:frame>
        <draw:frame draw:style-name="gr17" draw:text-style-name="P2" draw:layer="layout" svg:width="0.388cm" svg:height="0.442cm" svg:x="3.925cm" svg:y="18.84cm">
          <draw:text-box>
            <text:p text:style-name="P1"><text:span text:style-name="T9"><text:s/></text:span></text:p>
          </draw:text-box>
        </draw:frame>
        <draw:polygon draw:style-name="gr14" draw:text-style-name="P5" draw:layer="layout" svg:width="14.815cm" svg:height="0.474cm" svg:x="4.064cm" svg:y="19.298cm" svg:viewBox="0 0 14816 475" draw:points="0,475 14816,475 14816,0 0,0">
          <text:p/>
        </draw:polygon>
        <draw:frame draw:style-name="gr45" draw:text-style-name="P2" draw:layer="layout" svg:width="19.162cm" svg:height="0.458cm" svg:x="4.065cm" svg:y="18.831cm">
          <draw:text-box>
            <text:p text:style-name="P1"><text:span text:style-name="T1">Pioneered new methodology for life improvement: employed analytical methods to pinpoint root </text:span></text:p>
          </draw:text-box>
        </draw:frame>
        <draw:polygon draw:style-name="gr14" draw:text-style-name="P5" draw:layer="layout" svg:width="13.719cm" svg:height="0.495cm" svg:x="4.064cm" svg:y="19.772cm" svg:viewBox="0 0 13720 496" draw:points="0,496 13720,496 13720,0 0,0">
          <text:p/>
        </draw:polygon>
        <draw:frame draw:style-name="gr46" draw:text-style-name="P2" draw:layer="layout" svg:width="18.862cm" svg:height="0.458cm" svg:x="4.065cm" svg:y="19.305cm">
          <draw:text-box>
            <text:p text:style-name="P1"><text:span text:style-name="T1">causes of field failures and gain a deeper understanding of product issues affecting system life </text:span></text:p>
          </draw:text-box>
        </draw:frame>
        <draw:frame draw:style-name="gr16" draw:text-style-name="P2" draw:layer="layout" svg:width="0.388cm" svg:height="0.518cm" svg:x="3.747cm" svg:y="19.768cm">
          <draw:text-box>
            <text:p text:style-name="P1"><text:span text:style-name="T8">•</text:span></text:p>
          </draw:text-box>
        </draw:frame>
        <draw:frame draw:style-name="gr17" draw:text-style-name="P2" draw:layer="layout" svg:width="0.388cm" svg:height="0.442cm" svg:x="3.925cm" svg:y="19.809cm">
          <draw:text-box>
            <text:p text:style-name="P1"><text:span text:style-name="T9"><text:s/></text:span></text:p>
          </draw:text-box>
        </draw:frame>
        <draw:frame draw:style-name="gr47" draw:text-style-name="P2" draw:layer="layout" svg:width="17.35cm" svg:height="0.458cm" svg:x="4.065cm" svg:y="19.8cm">
          <draw:text-box>
            <text:p text:style-name="P1"><text:span text:style-name="T1">International experience supporting and vetting dealer facilities onsite (South America) </text:span></text:p>
          </draw:text-box>
        </draw:frame>
        <draw:polygon draw:style-name="gr14" draw:text-style-name="P5" draw:layer="layout" svg:width="15.226cm" svg:height="0.495cm" svg:x="3.759cm" svg:y="20.738cm" svg:viewBox="0 0 15227 496" draw:points="0,496 15227,496 15227,0 0,0">
          <text:p/>
        </draw:polygon>
        <draw:frame draw:style-name="gr1" draw:text-style-name="P2" draw:layer="layout" svg:width="0.388cm" svg:height="0.458cm" svg:x="3.76cm" svg:y="20.271cm">
          <draw:text-box>
            <text:p text:style-name="P1"><text:span text:style-name="T1"><text:s/></text:span></text:p>
          </draw:text-box>
        </draw:frame>
        <draw:frame draw:style-name="gr22" draw:text-style-name="P4" draw:layer="layout" svg:width="0.405cm" svg:height="0.475cm" svg:x="1.524cm" svg:y="20.746cm">
          <draw:text-box>
            <text:p text:style-name="P1"><text:span text:style-name="T5"><text:s/></text:span></text:p>
          </draw:text-box>
        </draw:frame>
        <draw:frame draw:style-name="gr48" draw:text-style-name="P4" draw:layer="layout" svg:width="2.394cm" svg:height="0.475cm" svg:x="1.77cm" svg:y="20.746cm">
          <draw:text-box>
            <text:p text:style-name="P1"><text:span text:style-name="T5">PROJECTS </text:span></text:p>
          </draw:text-box>
        </draw:frame>
        <draw:polygon draw:style-name="gr14" draw:text-style-name="P5" draw:layer="layout" svg:width="10.2cm" svg:height="0.474cm" svg:x="3.759cm" svg:y="21.233cm" svg:viewBox="0 0 10201 475" draw:points="0,475 10201,475 10201,0 0,0">
          <text:p/>
        </draw:polygon>
        <draw:frame draw:style-name="gr49" draw:text-style-name="P2" draw:layer="layout" svg:width="19.555cm" svg:height="0.458cm" svg:x="3.76cm" svg:y="20.762cm">
          <draw:text-box>
            <text:p text:style-name="P1"><text:span text:style-name="T12">Computer Vision</text:span><text:span text:style-name="T7"> </text:span><text:span text:style-name="T1">– devised vision algorithm to estimate robot pose using optical flow and sensor </text:span></text:p>
          </draw:text-box>
        </draw:frame>
        <draw:polygon draw:style-name="gr14" draw:text-style-name="P5" draw:layer="layout" svg:width="15.979cm" svg:height="0.474cm" svg:x="3.747cm" svg:y="21.779cm" svg:viewBox="0 0 15980 475" draw:points="0,475 15980,475 15980,0 0,0">
          <text:p/>
        </draw:polygon>
        <draw:frame draw:style-name="gr50" draw:text-style-name="P2" draw:layer="layout" svg:width="13.13cm" svg:height="0.458cm" svg:x="3.76cm" svg:y="21.241cm">
          <draw:text-box>
            <text:p text:style-name="P1"><text:span text:style-name="T1">fusion, implemented on real robot using ROS and OpenCV in C++ </text:span></text:p>
          </draw:text-box>
        </draw:frame>
        <draw:polygon draw:style-name="gr14" draw:text-style-name="P5" draw:layer="layout" svg:width="14.772cm" svg:height="0.475cm" svg:x="3.747cm" svg:y="22.253cm" svg:viewBox="0 0 14773 476" draw:points="0,476 14773,476 14773,0 0,0">
          <text:p/>
        </draw:polygon>
        <draw:frame draw:style-name="gr51" draw:text-style-name="P2" draw:layer="layout" svg:width="20.347cm" svg:height="0.458cm" svg:x="3.747cm" svg:y="21.787cm">
          <draw:text-box>
            <text:p text:style-name="P1"><text:span text:style-name="T12">Autonomous Navigation</text:span><text:span text:style-name="T1"> – configured differential drive robot and LIDAR unit, wrote custom software </text:span></text:p>
          </draw:text-box>
        </draw:frame>
        <draw:polygon draw:style-name="gr14" draw:text-style-name="P5" draw:layer="layout" svg:width="15.035cm" svg:height="0.474cm" svg:x="3.747cm" svg:y="22.795cm" svg:viewBox="0 0 15036 475" draw:points="0,475 15036,475 15036,0 0,0">
          <text:p/>
        </draw:polygon>
        <draw:frame draw:style-name="gr52" draw:text-style-name="P2" draw:layer="layout" svg:width="18.663cm" svg:height="0.458cm" svg:x="3.747cm" svg:y="22.261cm">
          <draw:text-box>
            <text:p text:style-name="P1"><text:span text:style-name="T1">for point cloud filtering, and integrated with ROS Navigation Stack for autonomous navigation </text:span></text:p>
          </draw:text-box>
        </draw:frame>
        <draw:polygon draw:style-name="gr14" draw:text-style-name="P5" draw:layer="layout" svg:width="12.647cm" svg:height="0.475cm" svg:x="3.747cm" svg:y="23.269cm" svg:viewBox="0 0 12648 476" draw:points="0,476 12648,476 12648,0 0,0">
          <text:p/>
        </draw:polygon>
        <draw:frame draw:style-name="gr53" draw:text-style-name="P2" draw:layer="layout" svg:width="19.429cm" svg:height="0.458cm" svg:x="3.747cm" svg:y="22.803cm">
          <draw:text-box>
            <text:p text:style-name="P1"><text:span text:style-name="T12">Deep Learning for Vision</text:span><text:span text:style-name="T1"> – used TensorFlow to build, train, and validate a Convolutional Neural </text:span></text:p>
          </draw:text-box>
        </draw:frame>
        <draw:polygon draw:style-name="gr14" draw:text-style-name="P5" draw:layer="layout" svg:width="14.616cm" svg:height="0.474cm" svg:x="3.747cm" svg:y="23.816cm" svg:viewBox="0 0 14617 475" draw:points="0,475 14617,475 14617,0 0,0">
          <text:p/>
        </draw:polygon>
        <draw:frame draw:style-name="gr54" draw:text-style-name="P2" draw:layer="layout" svg:width="16.135cm" svg:height="0.458cm" svg:x="3.747cm" svg:y="23.277cm">
          <draw:text-box>
            <text:p text:style-name="P1"><text:span text:style-name="T1">Network to detect cancer nodules in a large medical database of 3D lung images </text:span></text:p>
          </draw:text-box>
        </draw:frame>
        <draw:polygon draw:style-name="gr14" draw:text-style-name="P5" draw:layer="layout" svg:width="14.688cm" svg:height="0.474cm" svg:x="3.759cm" svg:y="24.29cm" svg:viewBox="0 0 14689 475" draw:points="0,475 14689,475 14689,0 0,0">
          <text:p/>
        </draw:polygon>
        <draw:frame draw:style-name="gr55" draw:text-style-name="P2" draw:layer="layout" svg:width="19.357cm" svg:height="0.458cm" svg:x="3.747cm" svg:y="23.823cm">
          <draw:text-box>
            <text:p text:style-name="P1"><text:span text:style-name="T12">Machine Learning &amp; Artificial Intelligence</text:span><text:span text:style-name="T1"> – series of mini-projects designing a diverse set of </text:span></text:p>
          </draw:text-box>
        </draw:frame>
        <draw:polygon draw:style-name="gr14" draw:text-style-name="P5" draw:layer="layout" svg:width="2.998cm" svg:height="0.475cm" svg:x="16.428cm" svg:y="24.831cm" svg:viewBox="0 0 2999 476" draw:points="0,476 2999,476 2999,0 0,0">
          <text:p/>
        </draw:polygon>
        <draw:frame draw:style-name="gr56" draw:text-style-name="P2" draw:layer="layout" svg:width="18.514cm" svg:height="0.458cm" svg:x="3.76cm" svg:y="24.297cm">
          <draw:text-box>
            <text:p text:style-name="P1"><text:span text:style-name="T1">algorithms in Python, testing on real robot data, and comparing results with other algorithms</text:span><text:span text:style-name="T12"> </text:span></text:p>
          </draw:text-box>
        </draw:frame>
        <draw:polygon draw:style-name="gr14" draw:text-style-name="P5" draw:layer="layout" svg:width="8.981cm" svg:height="0.474cm" svg:x="3.759cm" svg:y="25.306cm" svg:viewBox="0 0 8982 475" draw:points="0,475 8982,475 8982,0 0,0">
          <text:p/>
        </draw:polygon>
        <draw:frame draw:style-name="gr57" draw:text-style-name="P2" draw:layer="layout" svg:width="20.233cm" svg:height="0.458cm" svg:x="3.747cm" svg:y="24.839cm">
          <draw:text-box>
            <text:p text:style-name="P1"><text:span text:style-name="T12">Team PrISUm Mechanical Director</text:span><text:span text:style-name="T1"> – managed Mechanical Team of student-run organization which </text:span></text:p>
          </draw:text-box>
        </draw:frame>
        <draw:polygon draw:style-name="gr14" draw:text-style-name="P5" draw:layer="layout" svg:width="16.055cm" svg:height="0.474cm" svg:x="3.747cm" svg:y="25.852cm" svg:viewBox="0 0 16056 475" draw:points="0,475 16056,475 16056,0 0,0">
          <text:p/>
        </draw:polygon>
        <draw:frame draw:style-name="gr58" draw:text-style-name="P2" draw:layer="layout" svg:width="11.449cm" svg:height="0.458cm" svg:x="3.76cm" svg:y="25.313cm">
          <draw:text-box>
            <text:p text:style-name="P1"><text:span text:style-name="T1">designs, builds, and races solar-powered electric vehicles </text:span></text:p>
          </draw:text-box>
        </draw:frame>
        <draw:polygon draw:style-name="gr14" draw:text-style-name="P5" draw:layer="layout" svg:width="6.168cm" svg:height="0.475cm" svg:x="3.747cm" svg:y="26.326cm" svg:viewBox="0 0 6169 476" draw:points="0,476 6169,476 6169,0 0,0">
          <text:p/>
        </draw:polygon>
        <draw:frame draw:style-name="gr59" draw:text-style-name="P2" draw:layer="layout" svg:width="20.767cm" svg:height="0.458cm" svg:x="3.747cm" svg:y="25.859cm">
          <draw:text-box>
            <text:p text:style-name="P1"><text:span text:style-name="T12">CNC Router Table Project</text:span><text:span text:style-name="T1"> – conceptualized, designed, built, and tested a homemade CNC router table </text:span></text:p>
          </draw:text-box>
        </draw:frame>
        <draw:frame draw:style-name="gr60" draw:text-style-name="P2" draw:layer="layout" svg:width="7.914cm" svg:height="0.458cm" svg:x="3.747cm" svg:y="26.334cm">
          <draw:text-box>
            <text:p text:style-name="P1"><text:span text:style-name="T1">from scratch over the course of 2 years </text:span></text:p>
          </draw:text-box>
        </draw:frame>
        <draw:frame draw:style-name="gr61" draw:text-style-name="P6" draw:layer="layout" svg:width="7.774cm" svg:height="0.822cm" svg:x="1.499cm" svg:y="1.41cm">
          <draw:text-box>
            <text:p text:style-name="P1"><text:span text:style-name="T13">CHRIS S THALIYA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Symbol1" svg:font-family="Symbol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02T09:01:15.923200050</dc:date>
    <meta:editing-duration>PT1M27S</meta:editing-duration>
    <meta:editing-cycles>2</meta:editing-cycles>
    <meta:generator>LibreOffice/5.1.6.2$Linux_X86_64 LibreOffice_project/10m0$Build-2</meta:generator>
    <meta:document-statistic meta:object-count="144"/>
  </office:meta>
</office:document-meta>
</file>